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625cm" fo:min-width="0.368cm"/>
    </style:style>
    <style:style style:name="gr3" style:family="graphic" style:parent-style-name="standard">
      <style:graphic-properties draw:textarea-horizontal-align="justify" draw:textarea-vertical-align="middle" draw:auto-grow-height="false" fo:min-height="0.619cm" fo:min-width="0.373cm"/>
    </style:style>
    <style:style style:name="gr4" style:family="graphic" style:parent-style-name="standard">
      <style:graphic-properties draw:textarea-horizontal-align="justify" draw:textarea-vertical-align="middle" draw:auto-grow-height="false" fo:min-height="0.625cm" fo:min-width="0.37cm"/>
    </style:style>
    <style:style style:name="gr5" style:family="graphic" style:parent-style-name="standard">
      <style:graphic-properties draw:textarea-horizontal-align="justify" draw:textarea-vertical-align="middle" draw:auto-grow-height="false" fo:min-height="0.616cm" fo:min-width="0.3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19cm" fo:min-width="0.368cm"/>
    </style:style>
    <style:style style:name="gr7" style:family="graphic" style:parent-style-name="standard">
      <style:graphic-properties draw:textarea-horizontal-align="justify" draw:textarea-vertical-align="middle" draw:auto-grow-height="false" fo:min-height="0.623cm" fo:min-width="0.369cm"/>
    </style:style>
    <style:style style:name="gr8" style:family="graphic" style:parent-style-name="standard">
      <style:graphic-properties draw:textarea-horizontal-align="justify" draw:textarea-vertical-align="middle" draw:auto-grow-height="false" fo:min-height="0.614cm" fo:min-width="0.366cm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14cm" fo:min-width="0.369cm"/>
    </style:style>
    <style:style style:name="gr11" style:family="graphic" style:parent-style-name="standard">
      <style:graphic-properties draw:textarea-horizontal-align="justify" draw:textarea-vertical-align="middle" draw:auto-grow-height="false" fo:min-height="0.615cm" fo:min-width="0.37cm"/>
    </style:style>
    <style:style style:name="gr12" style:family="graphic" style:parent-style-name="standard">
      <style:graphic-properties draw:textarea-horizontal-align="justify" draw:textarea-vertical-align="middle" draw:auto-grow-height="false" fo:min-height="0.619cm" fo:min-width="0.369cm"/>
    </style:style>
    <style:style style:name="gr13" style:family="graphic" style:parent-style-name="standard">
      <style:graphic-properties draw:textarea-horizontal-align="justify" draw:textarea-vertical-align="middle" draw:auto-grow-height="false" fo:min-height="0.621cm" fo:min-width="0.37cm"/>
    </style:style>
    <style:style style:name="gr14" style:family="graphic" style:parent-style-name="standard">
      <style:graphic-properties draw:textarea-horizontal-align="justify" draw:textarea-vertical-align="middle" draw:auto-grow-height="false" fo:min-height="0.617cm" fo:min-width="0.374cm"/>
    </style:style>
    <style:style style:name="gr15" style:family="graphic" style:parent-style-name="standard">
      <style:graphic-properties draw:textarea-horizontal-align="justify" draw:textarea-vertical-align="middle" draw:auto-grow-height="false" fo:min-height="0.61cm" fo:min-width="0.37cm"/>
    </style:style>
    <style:style style:name="gr16" style:family="graphic" style:parent-style-name="standard">
      <style:graphic-properties draw:textarea-horizontal-align="justify" draw:textarea-vertical-align="middle" draw:auto-grow-height="false" fo:min-height="0.619cm" fo:min-width="0.372cm"/>
    </style:style>
    <style:style style:name="gr17" style:family="graphic" style:parent-style-name="standard">
      <style:graphic-properties draw:textarea-horizontal-align="justify" draw:textarea-vertical-align="middle" draw:auto-grow-height="false" fo:min-height="0.626cm" fo:min-width="0.371cm"/>
    </style:style>
    <style:style style:name="gr18" style:family="graphic" style:parent-style-name="standard">
      <style:graphic-properties draw:textarea-horizontal-align="justify" draw:textarea-vertical-align="middle" draw:auto-grow-height="false" fo:min-height="0.62cm" fo:min-width="0.364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0.37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23cm" fo:min-width="0.374cm"/>
    </style:style>
    <style:style style:name="gr21" style:family="graphic" style:parent-style-name="standard">
      <style:graphic-properties draw:textarea-horizontal-align="justify" draw:textarea-vertical-align="middle" draw:auto-grow-height="false" fo:min-height="0.618cm" fo:min-width="0.3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8cm" fo:min-width="0.375cm"/>
    </style:style>
    <style:style style:name="gr23" style:family="graphic" style:parent-style-name="standard">
      <style:graphic-properties draw:textarea-horizontal-align="justify" draw:textarea-vertical-align="middle" draw:auto-grow-height="false" fo:min-height="0.619cm" fo:min-width="0.37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16cm" fo:min-width="0.364cm"/>
    </style:style>
    <style:style style:name="gr25" style:family="graphic" style:parent-style-name="standard">
      <style:graphic-properties draw:textarea-horizontal-align="justify" draw:textarea-vertical-align="middle" draw:auto-grow-height="false" fo:min-height="0.614cm" fo:min-width="0.36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62cm" fo:min-width="0.368cm"/>
    </style:style>
    <style:style style:name="gr27" style:family="graphic" style:parent-style-name="standard">
      <style:graphic-properties draw:textarea-horizontal-align="justify" draw:textarea-vertical-align="middle" draw:auto-grow-height="false" fo:min-height="0.616cm" fo:min-width="0.36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24cm" fo:min-width="0.374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0.364cm"/>
    </style:style>
    <style:style style:name="gr30" style:family="graphic" style:parent-style-name="standard">
      <style:graphic-properties draw:textarea-horizontal-align="justify" draw:textarea-vertical-align="middle" draw:auto-grow-height="false" fo:min-height="0.621cm" fo:min-width="0.368cm"/>
    </style:style>
    <style:style style:name="gr31" style:family="graphic" style:parent-style-name="standard">
      <style:graphic-properties draw:textarea-horizontal-align="justify" draw:textarea-vertical-align="middle" draw:auto-grow-height="false" fo:min-height="0.623cm" fo:min-width="0.37cm"/>
    </style:style>
    <style:style style:name="gr32" style:family="graphic" style:parent-style-name="standard">
      <style:graphic-properties draw:textarea-horizontal-align="justify" draw:textarea-vertical-align="middle" draw:auto-grow-height="false" fo:min-height="0.62cm" fo:min-width="0.367cm"/>
    </style:style>
    <style:style style:name="gr33" style:family="graphic" style:parent-style-name="standard">
      <style:graphic-properties draw:textarea-horizontal-align="justify" draw:textarea-vertical-align="middle" draw:auto-grow-height="false" fo:min-height="0.614cm" fo:min-width="0.368cm"/>
    </style:style>
    <style:style style:name="gr34" style:family="graphic" style:parent-style-name="standard">
      <style:graphic-properties draw:textarea-horizontal-align="justify" draw:textarea-vertical-align="middle" draw:auto-grow-height="false" fo:min-height="0.615cm" fo:min-width="0.36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22cm" fo:min-width="0.365cm"/>
    </style:style>
    <style:style style:name="gr36" style:family="graphic" style:parent-style-name="standard">
      <style:graphic-properties draw:textarea-horizontal-align="justify" draw:textarea-vertical-align="middle" draw:auto-grow-height="false" fo:min-height="0.622cm" fo:min-width="0.368cm"/>
    </style:style>
    <style:style style:name="gr37" style:family="graphic" style:parent-style-name="standard">
      <style:graphic-properties draw:textarea-horizontal-align="justify" draw:textarea-vertical-align="middle" draw:auto-grow-height="false" fo:min-height="0.62cm" fo:min-width="0.37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23cm" fo:min-width="0.36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612cm" fo:min-width="0.37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19cm" fo:min-width="0.36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615cm" fo:min-width="0.36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24cm" fo:min-width="0.369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62cm" fo:min-width="0.36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62cm" fo:min-width="0.369cm"/>
    </style:style>
    <style:style style:name="gr45" style:family="graphic" style:parent-style-name="standard">
      <style:graphic-properties draw:textarea-horizontal-align="justify" draw:textarea-vertical-align="middle" draw:auto-grow-height="false" fo:min-height="0.619cm" fo:min-width="0.37cm"/>
    </style:style>
    <style:style style:name="gr46" style:family="graphic" style:parent-style-name="standard">
      <style:graphic-properties draw:textarea-horizontal-align="justify" draw:textarea-vertical-align="middle" draw:auto-grow-height="false" fo:min-height="0.611cm" fo:min-width="0.37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23cm" fo:min-width="0.372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615cm" fo:min-width="0.369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24cm" fo:min-width="0.36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614cm" fo:min-width="0.364cm"/>
    </style:style>
    <style:style style:name="gr51" style:family="graphic" style:parent-style-name="standard">
      <style:graphic-properties draw:textarea-horizontal-align="justify" draw:textarea-vertical-align="middle" draw:auto-grow-height="false" fo:min-height="0.615cm" fo:min-width="0.373cm"/>
    </style:style>
    <style:style style:name="gr52" style:family="graphic" style:parent-style-name="standard">
      <style:graphic-properties draw:textarea-horizontal-align="justify" draw:textarea-vertical-align="middle" draw:auto-grow-height="false" fo:min-height="0.614cm" fo:min-width="0.372cm"/>
    </style:style>
    <style:style style:name="gr53" style:family="graphic" style:parent-style-name="standard">
      <style:graphic-properties draw:textarea-horizontal-align="justify" draw:textarea-vertical-align="middle" draw:auto-grow-height="false" fo:min-height="0.677cm" fo:min-width="0.369cm"/>
    </style:style>
    <style:style style:name="gr54" style:family="graphic" style:parent-style-name="standard">
      <style:graphic-properties svg:stroke-width="0.025cm" svg:stroke-color="#2a6099" draw:marker-start-width="0.229cm" draw:marker-end-width="0.229cm" draw:fill-color="#ff0000" draw:textarea-horizontal-align="justify" draw:textarea-vertical-align="middle" draw:auto-grow-height="false" fo:min-height="0.591cm" fo:min-width="0.351cm" fo:padding-top="0.137cm" fo:padding-bottom="0.137cm" fo:padding-left="0.262cm" fo:padding-right="0.262cm"/>
    </style:style>
    <style:style style:name="gr55" style:family="graphic" style:parent-style-name="standard">
      <style:graphic-properties draw:textarea-horizontal-align="justify" draw:textarea-vertical-align="middle" draw:auto-grow-height="false" fo:min-height="0.612cm" fo:min-width="0.367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62cm" fo:min-width="0.372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614cm" fo:min-width="0.373cm"/>
    </style:style>
    <style:style style:name="gr58" style:family="graphic" style:parent-style-name="standard">
      <style:graphic-properties draw:textarea-horizontal-align="justify" draw:textarea-vertical-align="middle" draw:auto-grow-height="false" fo:min-height="0.621cm" fo:min-width="0.369cm"/>
    </style:style>
    <style:style style:name="gr59" style:family="graphic" style:parent-style-name="standard">
      <style:graphic-properties draw:textarea-horizontal-align="justify" draw:textarea-vertical-align="middle" draw:auto-grow-height="false" fo:min-height="0.615cm" fo:min-width="0.44cm"/>
    </style:style>
    <style:style style:name="gr60" style:family="graphic" style:parent-style-name="standard">
      <style:graphic-properties draw:textarea-horizontal-align="justify" draw:textarea-vertical-align="middle" draw:auto-grow-height="false" fo:min-height="0.623cm" fo:min-width="0.367cm"/>
    </style:style>
    <style:style style:name="gr61" style:family="graphic" style:parent-style-name="standard">
      <style:graphic-properties draw:textarea-horizontal-align="justify" draw:textarea-vertical-align="middle" draw:auto-grow-height="false" fo:min-height="0.623cm" fo:min-width="0.37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70" style:family="graphic" style:parent-style-name="objectwithoutfill">
      <style:graphic-properties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7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40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30pt" fo:font-weight="normal" style:font-size-asian="30pt" style:font-weight-asian="normal" style:font-size-complex="30pt" style:font-weight-complex="normal"/>
    </style:style>
    <style:style style:name="P1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2" fo:font-size="40pt" fo:font-weight="bold" style:font-name-asian="Liberation Sans2" style:font-size-asian="40pt" style:font-weight-asian="bold" style:font-name-complex="Liberation Sans2" style:font-size-complex="40pt" style:font-weight-complex="bold"/>
    </style:style>
    <style:style style:name="T2" style:family="text">
      <style:text-properties style:text-position="-33% 58%"/>
    </style:style>
    <style:style style:name="T3" style:family="text">
      <style:text-properties style:font-name="Liberation Sans2" fo:font-size="40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text-position="-33% 58%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style:style style:name="T7" style:family="text">
      <style:text-properties style:text-position="-33% 58%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3.277cm" svg:y1="7.149cm" svg:x2="33.854cm" svg:y2="3.515cm">
          <text:p/>
        </draw:line>
        <draw:custom-shape draw:style-name="gr2" draw:text-style-name="P2" draw:layer="layout" svg:width="1.226cm" svg:height="1.235cm" draw:transform="skewX (0.00331612557878923) rotate (2.9843384879851) translate (33.784cm 7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33cm" svg:height="1.227cm" draw:transform="skewX (0.00157079632679491) rotate (2.9843384879851) translate (15.039cm 8.6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28cm" svg:height="1.235cm" draw:transform="rotate (2.9843384879851) translate (32.635cm 15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28cm" svg:height="1.224cm" draw:transform="skewX (0.0015707963267949) rotate (2.9843384879851) translate (20.901cm 10.778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26cm" svg:height="1.227cm" draw:transform="skewX (-0.000872664625997149) rotate (2.9843384879851) translate (33.211cm 11.4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2.7cm" svg:y1="10.789cm" svg:x2="33.277cm" svg:y2="7.155cm">
          <text:p/>
        </draw:line>
        <draw:custom-shape draw:style-name="gr7" draw:text-style-name="P2" draw:layer="layout" svg:width="1.227cm" svg:height="1.233cm" draw:transform="skewX (0.00244346095279206) rotate (2.9843384879851) translate (34.362cm 4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2.123cm" svg:y1="14.423cm" svg:x2="32.7cm" svg:y2="10.789cm">
          <text:p/>
        </draw:line>
        <draw:line draw:style-name="gr1" draw:text-style-name="P1" draw:layer="layout" svg:x1="32.123cm" svg:y1="14.42cm" svg:x2="26.254cm" svg:y2="12.251cm">
          <text:p/>
        </draw:line>
        <draw:custom-shape draw:style-name="gr8" draw:text-style-name="P2" draw:layer="layout" svg:width="1.224cm" svg:height="1.222cm" draw:transform="skewX (0.00244346095279205) rotate (2.9843384879851) translate (26.767cm 12.9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261cm" svg:y1="12.249cm" svg:x2="20.392cm" svg:y2="10.08cm">
          <text:p/>
        </draw:line>
        <draw:line draw:style-name="gr1" draw:text-style-name="P1" draw:layer="layout" svg:x1="20.399cm" svg:y1="10.076cm" svg:x2="14.53cm" svg:y2="7.907cm">
          <text:p/>
        </draw:line>
        <draw:line draw:style-name="gr9" draw:text-style-name="P4" draw:layer="layout" svg:x1="33.851cm" svg:y1="3.522cm" svg:x2="14.523cm" svg:y2="7.907cm">
          <text:p text:style-name="P2"><text:s text:c="4"/></text:p>
        </draw:line>
        <draw:custom-shape draw:style-name="gr10" draw:text-style-name="P2" draw:layer="layout" svg:width="1.229cm" svg:height="1.22cm" draw:transform="skewX (0.00157079632679491) rotate (2.9843384879851) translate (27.92cm 5.6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28cm" svg:height="1.223cm" draw:transform="skewX (0.00244346095279207) rotate (2.9843384879851) translate (21.479cm 7.1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27cm" svg:height="1.227cm" draw:transform="skewX (0.000872664625997146) rotate (2.9843384879851) translate (27.343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33.851cm" svg:y1="3.515cm" svg:x2="26.969cm" svg:y2="-0.065cm">
          <text:p text:style-name="P2"><text:s text:c="4"/></text:p>
        </draw:line>
        <draw:custom-shape draw:style-name="gr13" draw:text-style-name="P2" draw:layer="layout" svg:width="1.228cm" svg:height="1.231cm" draw:transform="skewX (-0.000872664625997142) rotate (2.9843384879851) translate (27.476cm 0.6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6.969cm" svg:y1="-0.059cm" svg:x2="20.087cm" svg:y2="-3.639cm">
          <text:p text:style-name="P2"><text:s text:c="4"/></text:p>
        </draw:line>
        <draw:custom-shape draw:style-name="gr14" draw:text-style-name="P2" draw:layer="layout" svg:width="1.234cm" svg:height="1.225cm" draw:transform="skewX (-0.00244346095279205) rotate (2.9843384879851) translate (20.597cm -2.9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0.083cm" svg:y1="-3.632cm" svg:x2="13.201cm" svg:y2="-7.212cm">
          <text:p text:style-name="P2"><text:s text:c="4"/></text:p>
        </draw:line>
        <draw:custom-shape draw:style-name="gr15" draw:text-style-name="P2" draw:layer="layout" svg:width="1.228cm" svg:height="1.216cm" draw:transform="skewX (0.00157079632679493) rotate (2.9843384879851) translate (13.736cm -6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3.201cm" svg:y1="-7.206cm" svg:x2="14.53cm" svg:y2="7.907cm">
          <text:p text:style-name="P2"><text:s text:c="12"/></text:p>
        </draw:line>
        <draw:custom-shape draw:style-name="gr16" draw:text-style-name="P2" draw:layer="layout" svg:width="1.232cm" svg:height="1.227cm" draw:transform="skewX (-0.00087266462599713) rotate (2.9843384879851) translate (14.204cm -1.2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231cm" svg:height="1.238cm" draw:transform="skewX (0.000872664625997154) rotate (2.9843384879851) translate (14.685cm 3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22cm" svg:height="1.228cm" draw:transform="skewX (0.00244346095279206) rotate (2.9843384879851) translate (21.009cm 2.0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12cm" svg:y1="13.065cm" svg:x2="14.53cm" svg:y2="7.903cm">
          <text:p/>
        </draw:line>
        <draw:custom-shape draw:style-name="gr19" draw:text-style-name="P3" draw:layer="layout" svg:width="1.232cm" svg:height="1.231cm" draw:transform="skewX (0.00157079632679491) rotate (2.9843384879851) translate (14.249cm 13.61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236cm" svg:height="1.233cm" draw:transform="skewX (-0.00157079632679488) rotate (2.9843384879851) translate (14.25cm 13.6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913cm" svg:y1="18.062cm" svg:x2="13.731cm" svg:y2="12.9cm">
          <text:p/>
        </draw:line>
        <draw:custom-shape draw:style-name="gr21" draw:text-style-name="P3" draw:layer="layout" svg:width="1.235cm" svg:height="1.226cm" draw:transform="skewX (-0.00244346095279206) rotate (2.9843384879851) translate (13.454cm 18.612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235cm" svg:height="1.226cm" draw:transform="skewX (-0.00244346095279206) rotate (2.9843384879851) translate (13.454cm 18.6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17cm" svg:y1="23.072cm" svg:x2="12.935cm" svg:y2="17.91cm">
          <text:p/>
        </draw:line>
        <draw:custom-shape draw:style-name="gr23" draw:text-style-name="P3" draw:layer="layout" svg:width="1.234cm" svg:height="1.229cm" draw:transform="skewX (-0.00331612557878922) rotate (2.9843384879851) translate (12.66cm 23.624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2.125cm" svg:y1="14.418cm" svg:x2="12.169cm" svg:y2="22.758cm">
          <text:p/>
        </draw:line>
        <draw:custom-shape draw:style-name="gr24" draw:text-style-name="P2" draw:layer="layout" svg:width="1.222cm" svg:height="1.224cm" draw:transform="rotate (2.9843384879851) translate (25.785cm 18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28cm" svg:height="1.223cm" draw:transform="skewX (0.000872664625997201) rotate (2.9843384879851) translate (19.15cm 20.7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224cm" svg:height="1.22cm" draw:transform="skewX (-0.00157079632679492) rotate (2.9843384879851) translate (19.918cm 15.91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226cm" svg:height="1.23cm" draw:transform="skewX (-0.00244346095279205) rotate (2.9843384879851) translate (32.636cm 15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224cm" svg:height="1.222cm" draw:transform="skewX (0.00244346095279205) rotate (2.9843384879851) translate (26.767cm 12.9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223cm" svg:height="1.224cm" draw:transform="rotate (2.9843384879851) translate (20.896cm 10.776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1.236cm" svg:height="1.234cm" draw:transform="skewX (0.00157079632679492) rotate (2.9843384879851) translate (15.042cm 8.6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222cm" svg:height="1.231cm" draw:transform="skewX (0.000872664625997166) rotate (2.9843384879851) translate (33.786cm 7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226cm" svg:height="1.231cm" draw:transform="skewX (-0.000872664625997143) rotate (2.9843384879851) translate (33.211cm 11.4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27cm" svg:height="1.233cm" draw:transform="skewX (0.00244346095279206) rotate (2.9843384879851) translate (34.362cm 4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1.228cm" svg:height="1.233cm" draw:transform="skewX (-0.00157079632679487) rotate (2.9843384879851) translate (27.476cm 0.6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1.225cm" svg:height="1.228cm" draw:transform="skewX (-0.000872664625997181) rotate (2.9843384879851) translate (20.588cm -2.9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27cm" svg:height="1.227cm" draw:transform="rotate (2.9843384879851) translate (14.244cm 13.6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1.226cm" svg:height="1.22cm" draw:transform="skewX (0.000872664625997173) rotate (2.9843384879851) translate (13.445cm 18.6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26cm" svg:height="1.221cm" draw:transform="rotate (2.9843384879851) translate (12.653cm 23.616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223cm" svg:height="1.232cm" draw:transform="skewX (0.000872664625997082) rotate (2.67541521038211) translate (34.124cm 4.3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226cm" svg:height="1.232cm" draw:transform="rotate (2.67541521038211) translate (34.119cm 4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87cm" svg:y1="10.869cm" svg:x2="14.53cm" svg:y2="7.907cm">
          <text:p/>
        </draw:line>
        <draw:custom-shape draw:style-name="gr37" draw:text-style-name="P3" draw:layer="layout" svg:width="1.228cm" svg:height="1.228cm" draw:transform="skewX (-0.00244346095279203) rotate (2.9843384879851) translate (8.189cm 11.5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998cm" svg:y1="13.856cm" svg:x2="7.841cm" svg:y2="10.894cm">
          <text:p/>
        </draw:line>
        <draw:custom-shape draw:style-name="gr38" draw:text-style-name="P3" draw:layer="layout" svg:width="1.229cm" svg:height="1.233cm" draw:transform="skewX (0.000872664625997157) rotate (2.9843384879851) translate (1.522cm 14.4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29cm" svg:height="1.229cm" draw:transform="skewX (-0.00157079632679488) rotate (2.9843384879851) translate (1.513cm 14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29cm" svg:height="1.233cm" draw:transform="skewX (-0.00244346095279204) rotate (2.9843384879851) translate (1.513cm 14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-5.841cm" svg:y1="16.791cm" svg:x2="1.002cm" svg:y2="13.829cm">
          <text:p/>
        </draw:line>
        <draw:custom-shape draw:style-name="gr39" draw:text-style-name="P3" draw:layer="layout" svg:width="1.234cm" svg:height="1.218cm" draw:transform="skewX (-0.000872664625997174) rotate (2.9843384879851) translate (-5.148cm 17.46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-5.678cm" svg:y1="16.818cm" svg:x2="12.132cm" svg:y2="22.775cm">
          <text:p/>
        </draw:line>
        <draw:line draw:style-name="gr1" draw:text-style-name="P1" draw:layer="layout" svg:x1="14.53cm" svg:y1="7.907cm" svg:x2="6.729cm" svg:y2="5.132cm">
          <text:p/>
        </draw:line>
        <draw:custom-shape draw:style-name="gr40" draw:text-style-name="P3" draw:layer="layout" svg:width="1.229cm" svg:height="1.229cm" draw:transform="skewX (-0.00157079632679488) rotate (2.9843384879851) translate (6.634cm 21.3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1.223cm" svg:height="1.223cm" draw:transform="skewX (-0.00157079632679492) rotate (2.9843384879851) translate (0.574cm 19.44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1.227cm" svg:height="1.236cm" draw:transform="skewX (0.0015707963267949) rotate (2.9843384879851) translate (7.333cm 16.60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draw:layer="layout" svg:width="1.229cm" svg:height="1.23cm" draw:transform="skewX (-0.00244346095279205) rotate (2.9843384879851) translate (7.241cm 5.83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229cm" svg:height="1.23cm" draw:transform="skewX (-0.00244346095279205) rotate (2.9843384879851) translate (7.241cm 5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228cm" svg:height="1.229cm" draw:transform="skewX (-0.00157079632679487) rotate (2.9843384879851) translate (7.236cm 5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731cm" svg:y1="5.129cm" svg:x2="-1.07cm" svg:y2="2.354cm">
          <text:p/>
        </draw:line>
        <draw:custom-shape draw:style-name="gr46" draw:text-style-name="P3" draw:layer="layout" svg:width="1.23cm" svg:height="1.217cm" draw:transform="skewX (-0.000872664625997174) rotate (2.9843384879851) translate (-0.538cm 3.04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-1.045cm" svg:y1="2.276cm" svg:x2="-8.846cm" svg:y2="-0.499cm">
          <text:p/>
        </draw:line>
        <draw:custom-shape draw:style-name="gr47" draw:text-style-name="P3" draw:layer="layout" svg:width="1.232cm" svg:height="1.233cm" draw:transform="skewX (-0.00157079632679489) rotate (2.9843384879851) translate (-8.331cm 0.20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-5.66cm" svg:y1="16.769cm" svg:x2="-8.84cm" svg:y2="-0.501cm">
          <text:p/>
        </draw:line>
        <draw:custom-shape draw:style-name="gr48" draw:text-style-name="P3" draw:layer="layout" svg:width="1.227cm" svg:height="1.223cm" draw:transform="rotate (2.9843384879851) translate (-6.195cm 11.46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1.23cm" svg:height="1.228cm" draw:transform="skewX (-0.00244346095279204) rotate (2.9843384879851) translate (-7.293cm 5.95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223cm" svg:height="1.236cm" draw:transform="skewX (-0.00331612557878926) rotate (2.9843384879851) translate (0.31cm 8.6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3.201cm" svg:y1="-7.206cm" svg:x2="-8.864cm" svg:y2="-0.45cm">
          <text:p text:style-name="P2"><text:s text:c="12"/></text:p>
        </draw:line>
        <draw:custom-shape draw:style-name="gr50" draw:text-style-name="P2" draw:layer="layout" svg:width="1.22cm" svg:height="1.22cm" draw:transform="skewX (0.000872664625997184) rotate (2.9843384879851) translate (6.796cm 0.7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1.233cm" svg:height="1.221cm" draw:transform="skewX (0.000872664625997192) rotate (2.9843384879851) translate (6.358cm -4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1.232cm" svg:height="1.22cm" draw:transform="skewX (0.000872664625997182) rotate (2.9843384879851) translate (-0.788cm -2.1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229cm" svg:height="1.309cm" draw:transform="skewX (-0.00244346095279205) rotate (2.9843384879851) translate (1.513cm 14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1.228cm" svg:height="1.23cm" draw:transform="rotate (2.9843384879851) translate (8.18cm 11.56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26cm" svg:height="1.221cm" draw:transform="rotate (2.9843384879851) translate (12.653cm 23.616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29cm" svg:height="1.233cm" draw:transform="skewX (-0.00331612557878924) rotate (2.9843384879851) translate (32.63cm 15.1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1.232cm" svg:height="1.233cm" draw:transform="skewX (-0.00157079632679489) rotate (2.9843384879851) translate (-8.331cm 0.20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226cm" svg:height="1.231cm" draw:transform="skewX (-0.00331612557878922) rotate (2.9843384879851) translate (7.237cm 5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5" draw:layer="layout" svg:width="1.235cm" svg:height="1.221cm" draw:transform="skewX (0.00244346095279205) rotate (2.9843384879851) translate (15.04cm 8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1.225cm" svg:height="1.218cm" draw:transform="rotate (2.9843384879851) translate (-5.157cm 17.46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1.232cm" svg:height="1.23cm" draw:transform="skewX (-0.00157079632679489) rotate (2.9843384879851) translate (12.66cm 23.624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33cm" svg:height="1.22cm" draw:transform="skewX (-0.00157079632679493) rotate (-0.157254165604689) translate (12.819cm -7.7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1.227cm" svg:height="1.231cm" draw:transform="skewX (0.00645771823237901) rotate (-0.157254165604689) translate (12.825cm -7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1.328cm" svg:height="1.221cm" draw:transform="skewX (0.0106465084371654) rotate (-0.466177443207685) translate (12.957cm -7.8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1.225cm" svg:height="1.233cm" draw:transform="skewX (-0.00244346095279208) rotate (2.67541521038211) translate (34.117cm 4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227cm" svg:height="1.228cm" draw:transform="rotate (2.9843384879851) translate (32.624cm 15.1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27cm" svg:height="1.222cm" draw:transform="skewX (0.00401425727958697) rotate (2.9843384879851) translate (32.622cm 1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.233cm" svg:height="1.233cm" draw:transform="skewX (0.00157079632679491) rotate (2.9843384879851) translate (15.039cm 8.6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6" draw:layer="layout" svg:width="1.128cm" svg:height="2.003cm" svg:x="10.112cm" svg:y="11.648cm">
          <draw:text-box>
            <text:p><text:span text:style-name="T1">Φ</text:span></text:p>
          </draw:text-box>
        </draw:frame>
        <draw:frame draw:style-name="gr63" draw:text-style-name="P7" draw:layer="layout" svg:width="2.019cm" svg:height="1.85cm" svg:x="11.275cm" svg:y="11.391cm">
          <draw:text-box>
            <text:p>K<text:span text:style-name="T2">1</text:span></text:p>
          </draw:text-box>
        </draw:frame>
        <draw:frame draw:style-name="gr64" draw:text-style-name="P7" draw:layer="layout" svg:width="1.881cm" svg:height="1.881cm" svg:x="11.413cm" svg:y="12.488cm">
          <draw:text-box>
            <text:p>i<text:span text:style-name="T2">7</text:span></text:p>
          </draw:text-box>
        </draw:frame>
        <draw:frame draw:style-name="gr62" draw:text-style-name="P6" draw:layer="layout" svg:width="1.129cm" svg:height="2.003cm" svg:x="15.839cm" svg:y="11.115cm">
          <draw:text-box>
            <text:p><text:span text:style-name="T1">Φ</text:span></text:p>
          </draw:text-box>
        </draw:frame>
        <draw:frame draw:style-name="gr65" draw:text-style-name="P7" draw:layer="layout" svg:width="2.017cm" svg:height="1.848cm" svg:x="17.004cm" svg:y="10.86cm">
          <draw:text-box>
            <text:p>K<text:span text:style-name="T2">2</text:span></text:p>
          </draw:text-box>
        </draw:frame>
        <draw:frame draw:style-name="gr66" draw:text-style-name="P7" draw:layer="layout" svg:width="1.882cm" svg:height="1.882cm" svg:x="17.139cm" svg:y="11.955cm">
          <draw:text-box>
            <text:p>i<text:span text:style-name="T2">7</text:span></text:p>
          </draw:text-box>
        </draw:frame>
        <draw:frame draw:style-name="gr62" draw:text-style-name="P6" draw:layer="layout" svg:width="1.129cm" svg:height="2.003cm" svg:x="20.002cm" svg:y="7.056cm">
          <draw:text-box>
            <text:p><text:span text:style-name="T1">Φ</text:span></text:p>
          </draw:text-box>
        </draw:frame>
        <draw:frame draw:style-name="gr63" draw:text-style-name="P7" draw:layer="layout" svg:width="2.019cm" svg:height="1.85cm" svg:x="21.166cm" svg:y="6.799cm">
          <draw:text-box>
            <text:p>K<text:span text:style-name="T2">3</text:span></text:p>
          </draw:text-box>
        </draw:frame>
        <draw:frame draw:style-name="gr67" draw:text-style-name="P7" draw:layer="layout" svg:width="1.883cm" svg:height="1.88cm" svg:x="21.302cm" svg:y="7.896cm">
          <draw:text-box>
            <text:p>i<text:span text:style-name="T2">7</text:span></text:p>
          </draw:text-box>
        </draw:frame>
        <draw:frame draw:style-name="gr68" draw:text-style-name="P6" draw:layer="layout" svg:width="1.128cm" svg:height="2.002cm" svg:x="17.264cm" svg:y="2.796cm">
          <draw:text-box>
            <text:p><text:span text:style-name="T1">Φ</text:span></text:p>
          </draw:text-box>
        </draw:frame>
        <draw:frame draw:style-name="gr65" draw:text-style-name="P7" draw:layer="layout" svg:width="2.019cm" svg:height="1.848cm" svg:x="18.428cm" svg:y="2.54cm">
          <draw:text-box>
            <text:p>K<text:span text:style-name="T2">4</text:span></text:p>
          </draw:text-box>
        </draw:frame>
        <draw:frame draw:style-name="gr66" draw:text-style-name="P7" draw:layer="layout" svg:width="1.882cm" svg:height="1.882cm" svg:x="18.565cm" svg:y="3.636cm">
          <draw:text-box>
            <text:p>i<text:span text:style-name="T2">7</text:span></text:p>
          </draw:text-box>
        </draw:frame>
        <draw:frame draw:style-name="gr68" draw:text-style-name="P6" draw:layer="layout" svg:width="1.13cm" svg:height="2.002cm" svg:x="9.815cm" svg:y="2.346cm">
          <draw:text-box>
            <text:p><text:span text:style-name="T1">Φ</text:span></text:p>
          </draw:text-box>
        </draw:frame>
        <draw:frame draw:style-name="gr65" draw:text-style-name="P7" draw:layer="layout" svg:width="2.018cm" svg:height="1.848cm" svg:x="10.98cm" svg:y="2.09cm">
          <draw:text-box>
            <text:p>K<text:span text:style-name="T2">5</text:span></text:p>
          </draw:text-box>
        </draw:frame>
        <draw:frame draw:style-name="gr66" draw:text-style-name="P7" draw:layer="layout" svg:width="1.882cm" svg:height="1.882cm" svg:x="11.116cm" svg:y="3.187cm">
          <draw:text-box>
            <text:p>i<text:span text:style-name="T2">7</text:span></text:p>
          </draw:text-box>
        </draw:frame>
        <draw:frame draw:style-name="gr68" draw:text-style-name="P8" draw:layer="layout" svg:width="1.128cm" svg:height="2.002cm" svg:x="6.478cm" svg:y="7.08cm">
          <draw:text-box>
            <text:p><text:span text:style-name="T3">Φ</text:span></text:p>
          </draw:text-box>
        </draw:frame>
        <draw:frame draw:style-name="gr69" draw:text-style-name="P7" draw:layer="layout" svg:width="2.017cm" svg:height="1.847cm" svg:x="7.642cm" svg:y="6.824cm">
          <draw:text-box>
            <text:p>K<text:span text:style-name="T2">6</text:span></text:p>
          </draw:text-box>
        </draw:frame>
        <draw:frame draw:style-name="gr64" draw:text-style-name="P7" draw:layer="layout" svg:width="1.882cm" svg:height="1.881cm" svg:x="7.777cm" svg:y="7.907cm">
          <draw:text-box>
            <text:p>i<text:span text:style-name="T2">7</text:span></text:p>
          </draw:text-box>
        </draw:frame>
        <draw:line draw:style-name="gr70" draw:text-style-name="P1" draw:layer="layout" svg:x1="11.812cm" svg:y1="4.331cm" svg:x2="13.515cm" svg:y2="6.636cm">
          <text:p/>
        </draw:line>
        <draw:line draw:style-name="gr70" draw:text-style-name="P1" draw:layer="layout" svg:x1="17.326cm" svg:y1="4.604cm" svg:x2="15.486cm" svg:y2="6.801cm">
          <text:p/>
        </draw:line>
        <draw:line draw:style-name="gr70" draw:text-style-name="P1" draw:layer="layout" svg:x1="19.322cm" svg:y1="8.02cm" svg:x2="16.456cm" svg:y2="8.02cm">
          <text:p/>
        </draw:line>
        <draw:line draw:style-name="gr70" draw:text-style-name="P1" draw:layer="layout" svg:x1="16.731cm" svg:y1="11.037cm" svg:x2="15.141cm" svg:y2="8.652cm">
          <text:p/>
        </draw:line>
        <draw:line draw:style-name="gr70" draw:text-style-name="P1" draw:layer="layout" svg:x1="11.878cm" svg:y1="11.316cm" svg:x2="13.713cm" svg:y2="9.115cm">
          <text:p/>
        </draw:line>
        <draw:line draw:style-name="gr70" draw:text-style-name="P1" draw:layer="layout" svg:x1="9.325cm" svg:y1="7.958cm" svg:x2="12.191cm" svg:y2="7.958cm">
          <text:p/>
        </draw:line>
        <draw:frame draw:style-name="gr64" draw:text-style-name="P9" draw:layer="layout" svg:width="1.882cm" svg:height="1.881cm" svg:x="14.49cm" svg:y="6.022cm">
          <draw:text-box>
            <text:p><text:span text:style-name="T4">i</text:span><text:span text:style-name="T5">7</text:span></text:p>
          </draw:text-box>
        </draw:frame>
        <draw:frame draw:style-name="gr63" draw:text-style-name="P10" draw:layer="layout" svg:width="2.019cm" svg:height="1.85cm" svg:x="4.701cm" svg:y="13.39cm">
          <draw:text-box>
            <text:p><text:span text:style-name="T6">K</text:span><text:span text:style-name="T7">1</text:span></text:p>
          </draw:text-box>
        </draw:frame>
        <draw:frame draw:style-name="gr63" draw:text-style-name="P10" draw:layer="layout" svg:width="2.019cm" svg:height="1.85cm" svg:x="22.468cm" svg:y="12.954cm">
          <draw:text-box>
            <text:p><text:span text:style-name="T6">K</text:span><text:span text:style-name="T7">2</text:span></text:p>
          </draw:text-box>
        </draw:frame>
        <draw:frame draw:style-name="gr63" draw:text-style-name="P10" draw:layer="layout" svg:width="2.019cm" svg:height="1.85cm" svg:x="24.754cm" svg:y="6.35cm">
          <draw:text-box>
            <text:p><text:span text:style-name="T6">K</text:span><text:span text:style-name="T7">3</text:span></text:p>
          </draw:text-box>
        </draw:frame>
        <draw:frame draw:style-name="gr63" draw:text-style-name="P10" draw:layer="layout" svg:width="2.019cm" svg:height="1.85cm" svg:x="24.246cm" svg:y="0.762cm">
          <draw:text-box>
            <text:p><text:span text:style-name="T6">K</text:span><text:span text:style-name="T7">4</text:span></text:p>
          </draw:text-box>
        </draw:frame>
        <draw:frame draw:style-name="gr63" draw:text-style-name="P10" draw:layer="layout" svg:width="2.019cm" svg:height="1.85cm" svg:x="4.942cm" svg:y="1.198cm">
          <draw:text-box>
            <text:p><text:span text:style-name="T6">K</text:span><text:span text:style-name="T7">5</text:span></text:p>
          </draw:text-box>
        </draw:frame>
        <draw:frame draw:style-name="gr63" draw:text-style-name="P10" draw:layer="layout" svg:width="2.019cm" svg:height="1.85cm" svg:x="1.145cm" svg:y="6.604cm">
          <draw:text-box>
            <text:p><text:span text:style-name="T6">K</text:span><text:span text:style-name="T7">6</text:span></text:p>
          </draw:text-box>
        </draw:frame>
        <presentation:notes draw:style-name="dp2">
          <draw:page-thumbnail draw:style-name="gr7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4T12:26:01.775206812</dc:date>
    <meta:editing-duration>PT3H32M23S</meta:editing-duration>
    <meta:editing-cycles>30</meta:editing-cycles>
    <meta:generator>LibreOffice/6.4.3.2$Linux_X86_64 LibreOffice_project/40$Build-2</meta:generator>
    <meta:document-statistic meta:object-count="151"/>
  </office:meta>
</office:document-meta>
</file>